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c564"/>
    </style:style>
    <style:style style:name="P2" style:family="paragraph" style:parent-style-name="Standard">
      <style:text-properties officeooo:rsid="000cc564" officeooo:paragraph-rsid="000cc564"/>
    </style:style>
    <style:style style:name="P3" style:family="paragraph" style:parent-style-name="Standard">
      <style:text-properties officeooo:rsid="000cc564" officeooo:paragraph-rsid="000d7006"/>
    </style:style>
    <style:style style:name="T1" style:family="text">
      <style:text-properties officeooo:rsid="000cc564"/>
    </style:style>
    <style:style style:name="T2" style:family="text">
      <style:text-properties officeooo:rsid="000d7006"/>
    </style:style>
    <style:style style:name="T3" style:family="text">
      <style:text-properties officeooo:rsid="000ef3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ariable trong Golang:</text:p>
      <text:p text:style-name="Standard"><text:tab/></text:p>
      <text:p text:style-name="Standard"/>
      <text:p text:style-name="Standard"><text:tab/>_Khai báo biến: có 3 cách</text:p>
      <text:p text:style-name="Standard"><text:tab/><text:tab/></text:p>
      <text:p text:style-name="Standard">1. var i int</text:p>
      <text:p text:style-name="Standard"><text:tab/>i <text:span text:style-name="T1">= 10</text:span></text:p>
      <text:p text:style-name="Standard"/>
      <text:p text:style-name="Standard">2. var i int <text:span text:style-name="T1">= 10</text:span></text:p>
      <text:p text:style-name="Standard"/>
      <text:p text:style-name="Standard">3. i :<text:span text:style-name="T1">= 10 (cách gán khá linh động, tự hiểu kiểu dữ liệu)</text:span></text:p>
      <text:p text:style-name="Standard"/>
      <text:p text:style-name="Standard"/>
      <text:p text:style-name="Standard">Global và block scope:</text:p>
      <text:p text:style-name="Standard"/>
      <text:p text:style-name="Standard"><text:tab/>_ Global: Biến không nằm trong 1 thân hàm, nằm ngoài</text:p>
      <text:p text:style-name="Standard"><text:tab/><text:tab/></text:p>
      <text:p text:style-name="Standard"><text:span text:style-name="T1"><text:tab/><text:tab/>+ Global variable chỉ dược khai báo theo kiểu 2 hoặc 1</text:span></text:p>
      <text:p text:style-name="Standard"><text:tab/></text:p>
      <text:p text:style-name="Standard"><text:span text:style-name="T1">+ <text:s/>Có thể khai báo thành 1 block để khai báo nhiều biến. VD: var (</text:span></text:p>
      <text:p text:style-name="P1"><text:tab/><text:tab/><text:tab/><text:tab/><text:tab/><text:tab/><text:tab/><text:tab/><text:tab/>n int <text:span text:style-name="T1">= 20</text:span></text:p>
      <text:p text:style-name="P1"><text:tab/><text:tab/><text:tab/><text:tab/><text:tab/><text:tab/><text:tab/><text:tab/><text:tab/>m int <text:span text:style-name="T1">= 10</text:span><text:tab/><text:span text:style-name="T1">)</text:span></text:p>
      <text:p text:style-name="Standard"/>
      <text:p text:style-name="Standard"><text:tab/>_ Block scope: Biến nằm trong 1 thân hàm( 1 cặp dấu <text:span text:style-name="T1">{} )</text:span></text:p>
      <text:p text:style-name="Standard"/>
      <text:p text:style-name="Standard"/>
      <text:p text:style-name="Standard">Shadow: nếu khai báo biến ở global trùng tên vs biến ở trong block scope thì giá trị của biến sẽ thành giá trị biến trong block scope <text:span text:style-name="T1">(chỉ trong vòng 1 block) nếu ra khỏi phạm vi hàm thì vẫn giữ giá trị global</text:span></text:p>
      <text:p text:style-name="Standard"/>
      <text:p text:style-name="Standard">VD: var i int <text:span text:style-name="T1">= 10</text:span></text:p>
      <text:p text:style-name="Standard"/>
      <text:p text:style-name="Standard">function main <text:span text:style-name="T1">{</text:span></text:p>
      <text:p text:style-name="Standard"><text:tab/>nhưng nếu fmt.print(i<text:span text:style-name="T1">) trc khi khai báo biến thì giá trị = 10</text:span></text:p>
      <text:p text:style-name="Standard"><text:tab/>var i int <text:span text:style-name="T1">= 1000</text:span></text:p>
      <text:p text:style-name="Standard"><text:tab/>fmt.print(i<text:span text:style-name="T1">) // giá trị là 1000</text:span></text:p>
      <text:p text:style-name="P2">}</text:p>
      <text:p text:style-name="P2"/>
      <text:p text:style-name="P2">Unuse: Nếu khai báo biến mà không sử dụng thì sẽ lỗi</text:p>
      <text:p text:style-name="P2"/>
      <text:p text:style-name="P2"/>
      <text:p text:style-name="P2">Export global scope: Muốn những package khác ngoài package mình đặt tên biến truy xuất được global variable. Dùng <text:s/>kí tự đầu tiên của tên biến viết hoa. VD: var Number int <text:span text:style-name="T2">= 10</text:span></text:p>
      <text:p text:style-name="P2"/>
      <text:p text:style-name="P2"/>
      <text:p text:style-name="P2">Naming convention: đặt theo camel ko viết hoa từ đầu còn lại viết hoa</text:p>
      <text:p text:style-name="P2"/>
      <text:p text:style-name="P2"/>
      <text:p text:style-name="P2">Convert type: <text:s/>VD: <text:tab/>var i i<text:span text:style-name="T2">nt = 10</text:span></text:p>
      <text:p text:style-name="P3"><text:tab/><text:tab/><text:tab/>var j float32 <text:span text:style-name="T2">= 10.5</text:span></text:p>
      <text:p text:style-name="P3"><text:tab/><text:tab/><text:tab/>muốn chuyen từ int sang float : var j <text:s/>float32 <text:span text:style-name="T3">= float32(i)</text:span></text:p>
      <text:p text:style-name="P2"><text:soft-page-break/><text:tab/><text:tab/><text:tab/>Chuyển 1 kiểu có kích thước lớn qua kích thước nhỏ(float32 sang int) thì sẽ mất thập phân</text:p>
      <text:p text:style-name="P2"/>
      <text:p text:style-name="P2"/>
      <text:p text:style-name="P2"><text:tab/><text:tab/><text:tab/>Chuyển int sang chuỗi dùng thư viện strcv. VD: strcv.Itoa(i<text:span text:style-name="T3">)</text:span></text:p>
      <text:p text:style-name="P2"/>
      <text:p text:style-name="P2"><text:tab/><text:tab/><text:tab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01:50:10.731114526</meta:creation-date>
    <dc:date>2021-09-03T02:23:19.387786197</dc:date>
    <meta:editing-duration>PT5M59S</meta:editing-duration>
    <meta:editing-cycles>1</meta:editing-cycles>
    <meta:document-statistic meta:table-count="0" meta:image-count="0" meta:object-count="0" meta:page-count="2" meta:paragraph-count="33" meta:word-count="294" meta:character-count="1369" meta:non-whitespace-character-count="1050"/>
    <meta:generator>LibreOffice/6.4.7.2$Linux_X86_64 LibreOffice_project/40$Build-2</meta:generator>
  </office:meta>
</office:document-meta>
</file>